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Displaying an Ushahidi Deployment </text:span></text:p>
      <text:p text:style-name="P1"><text:span text:style-name="T1">with the J2ME app</text:span></text:p>
      <text:p text:style-name="P1"><text:span text:style-name="T1"/></text:p>
      <text:p text:style-name="P2"><text:span text:style-name="T1">In order to set up the Ushahidi J2ME app to be able to display the reports from a deployment, the first step was to see a working version of a mobile app. I chose to look at the Ushahidi Android App since it is written in Java like the J2ME, as it turns out this was not worth the effort. It took me nearly two weeks to enable Eclipse to build and run the Ushahidi Android app. I went to numerous sites In order to find out how to set up Eclipse, the following sites were the most helpful.<text:s/></text:span><text:a xlink:href="http://theunlockr.com/2011/01/03/android-application-development-101-getting-setup/"><text:span text:style-name="T2">http://theunlockr.com/2011/01/03/android-application-development-101-getting-setup/</text:span></text:a><text:span text:style-name="T3"><text:s/></text:span></text:p>
      <text:p text:style-name="P2"><text:a xlink:href="http://theunlockr.com/2011/01/27/android-application-development-101-setting-up-a-device-emulator/"><text:span text:style-name="T4">http://theunlockr.com/2011/01/27/android-application-development-101-setting-up-a-device-emulator/</text:span></text:a><text:span text:style-name="T5"><text:s/></text:span></text:p>
      <text:p text:style-name="P2"><text:a xlink:href="http://developer.android.com/resources/tutorials/hello-world.html"><text:span text:style-name="T6">http://developer.android.com/resources/tutorials/hello-world.html</text:span></text:a><text:span text:style-name="T7"/></text:p>
      <text:p text:style-name="P2"><text:span text:style-name="T7">I also got quite a bit of help from the Ushahidi Mobile Chat paticularly user pdestefanis.</text:span></text:p>
      <text:p text:style-name="P2"><text:span text:style-name="T7">In order for someone to run the Ushahidi android app with Eclipse they need to follow the following steps.</text:span></text:p>
      <text:p text:style-name="P2"><text:span text:style-name="T7">1. Go to<text:s/></text:span><text:a xlink:href="http://www.oracle.com/technetwork/java/javase/downloads/index.html"><text:span text:style-name="T8">http://www.oracle.com/technetwork/java/javase/downloads/index.html</text:span></text:a><text:span text:style-name="T9"><text:s/>to download the JDK </text:span></text:p>
      <text:p text:style-name="P2"><text:span text:style-name="T9">2. Under Java Platform (JDK) click the JDK link. </text:span></text:p>
      <text:p text:style-name="P2"><text:span text:style-name="T9">3. Choose your platform. </text:span></text:p>
      <text:p text:style-name="P2"><text:span text:style-name="T9">4. Download the file and save it to your computer. </text:span></text:p>
      <text:p text:style-name="P2"><text:span text:style-name="T9">5. Once downloaded, double click the file to install the JDK</text:span></text:p>
      <text:p text:style-name="P2"><text:span text:style-name="T9">6. Head to<text:s/></text:span><text:a xlink:href="http://developer.android.com/sdk/index.html"><text:span text:style-name="T10">http://developer.android.com/sdk/index.html</text:span></text:a><text:span text:style-name="T11"><text:s/>to download the Android SDK </text:span></text:p>
      <text:p text:style-name="P2"><text:span text:style-name="T11">7. Choose the latest version of the SDK in zipped format (NOT the .exe recommended one) for your OS and download it. </text:span></text:p>
      <text:p text:style-name="P2"><text:span text:style-name="T11">8. Once downloaded, extract the folder to C:\ and wait for it to finish. </text:span></text:p>
      <text:p text:style-name="P2"><text:span text:style-name="T11">9. It should show a folder called android-sdk-windows on the C: drive now (if using Windows of course). </text:span></text:p>
      <text:p text:style-name="P2"><text:span text:style-name="T11">10. Now, download the ADB files from<text:s/></text:span><text:a xlink:href="http://www.megaupload.com/?d=RTEY0Q97"><text:span text:style-name="T12">http://www.megaupload.com/?d=RTEY0Q97</text:span></text:a><text:span text:style-name="T13">. </text:span></text:p>
      <text:p text:style-name="P2"><text:span text:style-name="T13">11. Extract the ADB files and then copy them both into the Tools folder inside the Android-SDK-Windows folder. </text:span></text:p>
      <text:p text:style-name="P2"><text:span text:style-name="T13">12. Now, open the Android SDK folder and click on the SDK Manager.exe file </text:span></text:p>
      <text:p text:style-name="P2"><text:span text:style-name="T13">13. Click on the Android 2.1 check box then click install packages and follow the prompts.</text:span></text:p>
      <text:p text:style-name="P2"><text:span text:style-name="T13">14. Go to<text:s/></text:span><text:a xlink:href="http://eclipse.org/downloads/"><text:span text:style-name="T14">http://eclipse.org/downloads/</text:span></text:a><text:span text:style-name="T15"><text:s/>to download Eclipse. </text:span></text:p>
      <text:p text:style-name="P2"><text:span text:style-name="T15">15. Select the Eclipse IDE for Java developers and download it. </text:span></text:p>
      <text:p text:style-name="P2"><text:span text:style-name="T15">16. Take the .zip file that downloaded and right click it and select Extract All. </text:span></text:p>
      <text:p text:style-name="P2"><text:span text:style-name="T15">17. Extract the folder to C:\Program Files (so it will extract and become C:\Program Files\Eclipse).</text:span></text:p>
      <text:p text:style-name="P2"><text:span text:style-name="T15">18. Start Eclipse and click on the Arrow at the right to open the Workbench. </text:span></text:p>
      <text:p text:style-name="P2"><text:span text:style-name="T15">19. Go to windows control panel, click on User Account, then click on Change User Account Control settings.</text:span></text:p>
      <text:p text:style-name="P2"><text:span text:style-name="T15">20. Change the settings to the lowest possible </text:span></text:p>
      <text:p text:style-name="P2"><text:span text:style-name="T15">21. Select Help then Install New Software. </text:span></text:p>
      <text:p text:style-name="P2"><text:span text:style-name="T15">22. Click the Add button. </text:span></text:p>
      <text:p text:style-name="P2"><text:span text:style-name="T15">23. Type the following into the appropriate fields: Name: Android ADT Location:<text:s/></text:span><text:a xlink:href="https://dl-ssl.google.com/android/eclipse/"><text:span text:style-name="T16">https://dl-ssl.google.com/android/eclipse/</text:span></text:a><text:span text:style-name="T17"><text:s/></text:span></text:p>
      <text:p text:style-name="P2"><text:span text:style-name="T17">24. Then hit OK. </text:span></text:p>
      <text:p text:style-name="P2"><text:span text:style-name="T17">25. Select the check box next to Developer Tools then click Next. </text:span></text:p>
      <text:p text:style-name="P2"><text:span text:style-name="T17">26. Continue with the installation. </text:span></text:p>
      <text:p text:style-name="P2"><text:span text:style-name="T17">27. When it asks you to restart Eclipse, say yes and Eclipse will restart.</text:span></text:p>
      <text:p text:style-name="P2"><text:span text:style-name="T17">28. In Eclipse, click on Window then Preferences. </text:span></text:p>
      <text:p text:style-name="P2"><text:span text:style-name="T17">29. Select Android on the left. </text:span></text:p>
      <text:p text:style-name="P2"><text:span text:style-name="T17">30. Set the SDK Location to where your SDK is located (i.e. C:\android-sdk-windows\).</text:span></text:p>
      <text:p text:style-name="P2"><text:span text:style-name="T17">31. Now you have to set up the Android Virtual Device (AVD). Click the window menu at the top.</text:span></text:p>
      <text:p text:style-name="P2"><text:span text:style-name="T17">32. Now click the AVD Manager, on the right hand side there is a new button click it now.</text:span></text:p>
      <text:p text:style-name="P2"><text:span text:style-name="T17">33. Enter a name for your AVD, it can be what ever you want. </text:span></text:p>
      <text:p text:style-name="P2"><text:span text:style-name="T17">34. Beneath the name field there is a drop box where you can choose your devices target. Choose the "Google API's - API Level 7"</text:span></text:p>
      <text:p text:style-name="P2"><text:span text:style-name="T17">35. Clone the Ushahidi Android app from git hub.</text:span></text:p>
      <text:p text:style-name="P2"><text:span text:style-name="T17">36. Under the file menu click the import button. A dialog window will apear with all the import sources. Click the General tab, then Existing projects into Workspace, and then the next button.</text:span></text:p>
      <text:p text:style-name="P2"><text:span text:style-name="T17">37. Click the highlighted browse button and find your copy of the Uahahidi android app. Import the Core and the Ushahidi folders.</text:span></text:p>
      <text:p text:style-name="P2"><text:span text:style-name="T17">38. Right click the ushahidi folder in the package explorer window, then mouse over the build path, then click the configure build path.</text:span></text:p>
      <text:p text:style-name="P2"><text:span text:style-name="T17">39. Click the java build path in the left hand menu, then click the libraries tab. </text:span></text:p>
      <text:p text:style-name="P2"><text:span text:style-name="T17">40. Remove the apache-mime4j-core-0.7.jar, httpclient-4.1.1.jar, httpcore-4.1.jar, and httpmime-4.1.1.jar</text:span></text:p>
      <text:p text:style-name="P2"><text:span text:style-name="T17">41. Then re-add the libraries. click the Add JARs button then go to the libs folder in the core forlder.</text:span></text:p>
      <text:p text:style-name="P2"><text:span text:style-name="T17">42. Then click the Order and Export tab and make sure that Core is built first.</text:span></text:p>
      <text:p text:style-name="P2"><text:span text:style-name="T17">43. Click the Run Configuration button under the Run menu.</text:span></text:p>
      <text:p text:style-name="P2"><text:span text:style-name="T17">44. Click the Android Application in the left window</text:span></text:p>
      <text:p text:style-name="P2"><text:span text:style-name="T17">45. Click the browse button and choose Ushahidi then click ok</text:span></text:p>
      <text:p text:style-name="P2"><text:span text:style-name="T17">46. Now just click run and it should work.</text:span></text:p>
      <text:p text:style-name="P2"><text:span text:style-name="T17">That is what I spent the first two weeks of the sprint finding out. After I perused the android code I realized that it wasn't going to much help with figuring out how to code the J2ME app. So I began looking at the half finished code of the J2ME app. There I found out about the kxml parser by reading tutorials online and reading the J2ME code I was able to figure out how to use the parser. Once I figured out how to use the parser it was reletivley simple to code some new forms for AddDeployment and to display the reports titles and report details. I used the parser to break up the Ushahidi incidents API and store it in a new class called Report in the com.ushahidi.j2me.models package. I also created a class called Instance in the ushahidi.core package which is where the API is parsed. Finally I added some function to the settings class in the ushahidi.core package to save the reports and the deployment url in the record store. More details can be found in the source code. </text:span></text:p>
      <text:p text:style-name="P2"><text:span text:style-name="T17">I would like to continue working on this project over the christmas break and will keep you and the ushahidi community appraised of my progres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